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Event.setProcessI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I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Mex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Retry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RetryCount(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IID( Lo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Mex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Work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Type( Type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CorrelatorId( String correl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Process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setCorrelationKey( CorrelationKey c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WorkEvent(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vent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